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0pt" fo:font-style="normal" officeooo:paragraph-rsid="001d7848" style:font-size-asian="10pt" style:font-style-asian="normal" style:font-size-complex="10pt" style:font-style-complex="normal"/>
    </style:style>
    <style:style style:name="P2" style:family="paragraph" style:parent-style-name="Standard">
      <style:text-properties style:font-name="Ubuntu" fo:font-size="10pt" officeooo:paragraph-rsid="001d7848" style:font-size-asian="10pt" style:font-size-complex="10pt"/>
    </style:style>
    <style:style style:name="P3" style:family="paragraph" style:parent-style-name="Standard">
      <style:text-properties style:font-name="Ubuntu" fo:font-size="10pt" fo:font-style="italic" officeooo:paragraph-rsid="001d7848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Ubuntu" fo:font-size="10pt" fo:font-weight="bold" officeooo:paragraph-rsid="001d7848" style:font-size-asian="10pt" style:font-weight-asian="bold" style:font-size-complex="10pt" style:font-weight-complex="bold"/>
    </style:style>
    <style:style style:name="P5" style:family="paragraph" style:parent-style-name="Standard" style:master-page-name="">
      <style:paragraph-properties style:page-number="auto" fo:keep-with-next="always"/>
      <style:text-properties style:font-name="Ubuntu" fo:font-size="10pt" officeooo:paragraph-rsid="001d7848" style:font-size-asian="10pt" style:font-size-complex="10pt"/>
    </style:style>
    <style:style style:name="T1" style:family="text">
      <style:text-properties officeooo:rsid="000d0af4"/>
    </style:style>
    <style:style style:name="T2" style:family="text">
      <style:text-properties officeooo:rsid="001aad3c"/>
    </style:style>
    <style:style style:name="T3" style:family="text">
      <style:text-properties officeooo:rsid="00149e65"/>
    </style:style>
    <style:style style:name="T4" style:family="text">
      <style:text-properties officeooo:rsid="001650e5"/>
    </style:style>
    <style:style style:name="T5" style:family="text">
      <style:text-properties officeooo:rsid="00173cda"/>
    </style:style>
    <style:style style:name="T6" style:family="text">
      <style:text-properties officeooo:rsid="0021d73e"/>
    </style:style>
    <style:style style:name="T7" style:family="text">
      <style:text-properties officeooo:rsid="00246e7e"/>
    </style:style>
    <style:style style:name="T8" style:family="text">
      <style:text-properties officeooo:rsid="0022ecc3"/>
    </style:style>
    <style:style style:name="T9" style:family="text">
      <style:text-properties officeooo:rsid="001c7296"/>
    </style:style>
    <style:style style:name="T10" style:family="text">
      <style:text-properties officeooo:rsid="0016e8c7"/>
    </style:style>
    <style:style style:name="T11" style:family="text">
      <style:text-properties officeooo:rsid="001de3a6"/>
    </style:style>
    <style:style style:name="T12" style:family="text">
      <style:text-properties officeooo:rsid="001eec91"/>
    </style:style>
    <style:style style:name="T13" style:family="text">
      <style:text-properties fo:font-style="normal" fo:font-weight="normal" officeooo:rsid="0021d73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31f74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039e8" style:font-style-asian="normal" style:font-weight-asian="normal" style:font-style-complex="normal" style:font-weight-complex="normal"/>
    </style:style>
    <style:style style:name="T16" style:family="text">
      <style:text-properties officeooo:rsid="00102425"/>
    </style:style>
    <style:style style:name="T17" style:family="text">
      <style:text-properties officeooo:rsid="00108d78"/>
    </style:style>
    <style:style style:name="T18" style:family="text">
      <style:text-properties officeooo:rsid="002039e8"/>
    </style:style>
    <style:style style:name="T19" style:family="text">
      <style:text-properties officeooo:rsid="001f3485"/>
    </style:style>
    <style:style style:name="T20" style:family="text">
      <style:text-properties officeooo:rsid="00227557"/>
    </style:style>
    <style:style style:name="T21" style:family="text">
      <style:text-properties officeooo:rsid="00210291"/>
    </style:style>
    <style:style style:name="T22" style:family="text">
      <style:text-properties officeooo:rsid="00182688"/>
    </style:style>
    <style:style style:name="T23" style:family="text">
      <style:text-properties officeooo:rsid="00199f87"/>
    </style:style>
    <style:style style:name="T24" style:family="text">
      <style:text-properties officeooo:rsid="001889a2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82688" style:font-weight-asian="normal" style:font-weight-complex="normal"/>
    </style:style>
    <style:style style:name="T27" style:family="text">
      <style:text-properties fo:font-weight="normal" officeooo:rsid="00199f87" style:font-weight-asian="normal" style:font-weight-complex="normal"/>
    </style:style>
    <style:style style:name="T28" style:family="text">
      <style:text-properties fo:font-weight="normal" officeooo:rsid="001c7605" style:font-weight-asian="normal" style:font-weight-complex="normal"/>
    </style:style>
    <style:style style:name="T29" style:family="text">
      <style:text-properties officeooo:rsid="001de315"/>
    </style:style>
    <style:style style:name="T30" style:family="text">
      <style:text-properties officeooo:rsid="00130504"/>
    </style:style>
    <style:style style:name="T31" style:family="text">
      <style:text-properties officeooo:rsid="001efbb0"/>
    </style:style>
    <style:style style:name="T32" style:family="text">
      <style:text-properties officeooo:rsid="000e98d9"/>
    </style:style>
    <style:style style:name="T33" style:family="text">
      <style:text-properties officeooo:rsid="00131f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Συχνές ερωτήσεις</text:span></text:p>
      <text:p text:style-name="P2"><text:span text:style-name="T4"/></text:p>
      <text:p text:style-name="P2"><text:span text:style-name="T4"/></text:p>
      <text:p text:style-name="P2">Π<text:span text:style-name="T5">ώ</text:span>ς μπορώ να αλλάξω τα στοιχεία <text:span text:style-name="T5">ή</text:span> τις προτιμήσεις μου;</text:p>
      <text:p text:style-name="P2"><text:span text:style-name="T6">Από το μενού “Το προφίλ μου”, ενεργοποιείτε το πλήκτρο “Επεξεργασία”. Εμφανίζεται φόρμα στην οποία μπορούν να </text:span><text:span text:style-name="T7">πραγματοποιηθούν </text:span><text:span text:style-name="T6">οι επιθυμητές αλλαγές. </text:span><text:span text:style-name="T8">Κατόπιν, ενεργοποιείτε το πλήκτρο “Υποβολή”.</text:span></text:p>
      <text:p text:style-name="P2"><text:span text:style-name="T8"/></text:p>
      <text:p text:style-name="P2"/>
      <text:p text:style-name="P2"><text:span text:style-name="T6">Είναι δυνατό να μην συμπεριλαμβάνομαι </text:span><text:span text:style-name="T1">στα αποτελέσματα των </text:span><text:span text:style-name="T6">αναζητήσε</text:span><text:span text:style-name="T1">ων</text:span><text:span text:style-name="T6"> συγκατοίκων;</text:span></text:p>
      <text:p text:style-name="P2">Ναι. <text:span text:style-name="T6">Απενεργοποι</text:span><text:span text:style-name="T9">είτε </text:span><text:span text:style-name="T6">την επιλογή </text:span>“Να γίνομαι ορατός...” στην επεξεργασία του προφίλ μου. <text:span text:style-name="T9">Κατόπιν, ενεργοποιείτε το πλήκτρο “Υποβολή”.</text:span></text:p>
      <text:p text:style-name="P2"/>
      <text:p text:style-name="P2"/>
      <text:p text:style-name="P2">Π<text:span text:style-name="T5">ώ</text:span>ς μπορώ να αλλάξω τα χαρακτηριστικά του σπιτιού μου;</text:p>
      <text:p text:style-name="P2">Από το μενού “Το σπίτι μου”, <text:span text:style-name="T1">ενεργοποιείτε </text:span>το <text:span text:style-name="T1">πλήκτρο </text:span>“Επεξεργασία”. <text:span text:style-name="T1">Ε</text:span>μφανίζεται φόρμα στην οποία μπορού<text:span text:style-name="T10">ν</text:span> να <text:span text:style-name="T1">πραγματοποιηθούν </text:span>οι επιθυμητές αλλαγές. <text:span text:style-name="T1">Κατόπιν, ενεργοποιείτε το πλήκτρο “Αποθήκευση”.</text:span></text:p>
      <text:p text:style-name="P2"><text:span text:style-name="T1"/></text:p>
      <text:p text:style-name="P2"/>
      <text:p text:style-name="P2">Π<text:span text:style-name="T5">ώ</text:span>ς μπορώ να προσθέσω εικόνες <text:span text:style-name="T1">σ</text:span>το σπίτι μου;</text:p>
      <text:p text:style-name="P2"><text:span text:style-name="T6">Κατόπιν καταχώρησης του σπιτιού </text:span><text:span text:style-name="T11">σας </text:span><text:span text:style-name="T6">στο σύστημα, </text:span><text:span text:style-name="T12">ενεργοποιείται το </text:span><text:span text:style-name="T6">μενού “Το σπίτι μου”. </text:span><text:span text:style-name="T12">Κατόπιν επιλογής του, </text:span><text:span text:style-name="T6">ενεργοποιείτε </text:span><text:span text:style-name="T12">το πλήκτρο </text:span><text:span text:style-name="T6">“Προσθήκη νέας εικόνας”. Εμφανίζεται σελίδα όπου μπορείτε να </text:span><text:span text:style-name="T13">μεταφορτώσετε</text:span><text:span text:style-name="T6"> τη</text:span><text:span text:style-name="T12">ν εικόνα</text:span><text:span text:style-name="T6">.</text:span></text:p>
      <text:p text:style-name="P2"><text:span text:style-name="T6"/></text:p>
      <text:p text:style-name="P2"><text:span text:style-name="T6"/></text:p>
      <text:p text:style-name="P2">Π<text:span text:style-name="T5">ώ</text:span>ς μπορώ να <text:span text:style-name="T1">προσδιορίσω ποια </text:span>εικόνα <text:span text:style-name="T1">του </text:span>σπιτιού <text:span text:style-name="T1">μου θα </text:span>εμφανίζεται <text:span text:style-name="T1">στα αποτελέσματα αναζητήσεων;</text:span></text:p>
      <text:p text:style-name="P1"><text:span text:style-name="T6">Εάν το σπίτι διαθέτει μόνο μία εικόνα, τότε </text:span><text:span text:style-name="T1">χρησιμοποιείται αυτή, εξ ορισμού</text:span><text:span text:style-name="T6">. Εάν </text:span><text:span text:style-name="T5">διαθέτει</text:span><text:span text:style-name="T6"> περισσότερες, μπορεί</text:span><text:span text:style-name="T16">τε</text:span><text:span text:style-name="T6"> </text:span><text:span text:style-name="T16">να ορίσετε διαφορετική προεπιλεγμένη φωτογραφία </text:span><text:span text:style-name="T6">τοποθετώντας τον κέρσορα του ποντικιού </text:span><text:span text:style-name="T16">πάνω σε αυτήν </text:span><text:span text:style-name="T6">και </text:span><text:span text:style-name="T17">ενεργοποιώντας</text:span><text:span text:style-name="T6"> το σύνδεσμο “Προεπιλεγμένη”.</text:span></text:p>
      <text:p text:style-name="P3"><text:span text:style-name="T6"/></text:p>
      <text:p text:style-name="P2"/>
      <text:p text:style-name="P2"><text:span text:style-name="T18">Είναι δυνατό το σπίτι μου να μη συμπεριλαμβάνεται στη λίστα σπιτιών και στα αποτελέσματα αναζητήσεων;</text:span></text:p>
      <text:p text:style-name="P1"><text:span text:style-name="T6">Ναι. </text:span><text:span text:style-name="T1">Απενεργοποι</text:span><text:span text:style-name="T19">είτε </text:span><text:span text:style-name="T17">την επιλογή </text:span><text:span text:style-name="T6">“Να είναι ορατό...” στην επεξεργασία του σπιτιού </text:span><text:span text:style-name="T1">σας</text:span><text:span text:style-name="T6">.</text:span><text:span text:style-name="T19"> Κατόπιν, ενεργοποιείτε το πλήκτρο “Αποθήκευση”.</text:span></text:p>
      <text:p text:style-name="P1"><text:span text:style-name="T1"/></text:p>
      <text:p text:style-name="P1"><text:span text:style-name="T1"/></text:p>
      <text:p text:style-name="P2">Π<text:span text:style-name="T5">ώ</text:span>ς μπορώ να <text:span text:style-name="T1">εμφανίσω </text:span>το προφίλ άλλων χρηστών;</text:p>
      <text:p text:style-name="P2"><text:span text:style-name="T18">Στην “Αναζήτηση συγκατοίκων”, κατόπιν εμφάνισης συγκατοίκων βάσει επιθυμητών κριτηρίων, κάνετε κλικ στο όνομα </text:span><text:span text:style-name="T20">κάποιου </text:span><text:span text:style-name="T21">χρήστη</text:span><text:span text:style-name="T18">.</text:span></text:p>
      <text:p text:style-name="P2"><text:span text:style-name="T22"/></text:p>
      <text:p text:style-name="P2"><text:span text:style-name="T1"/></text:p>
      <text:p text:style-name="P2">Π<text:span text:style-name="T23">ώ</text:span>ς μπορώ να <text:span text:style-name="T24">εμφανίσω</text:span> <text:span text:style-name="T25">τα </text:span><text:span text:style-name="T26">αναλυτικά</text:span><text:span text:style-name="T22"> </text:span>χαρακτηριστικά ενός σπιτιού;</text:p>
      <text:p text:style-name="P2"><text:span text:style-name="T18">Στην “Αναζήτηση σπιτιών” ή στη “Σύνθετη αναζήτηση”, κατόπιν εμφάνισης σπιτιών βάσει επιθυμητών κριτηρίων, κάνετε κλικ στη </text:span><text:span text:style-name="T15">διεύθυνση</text:span><text:span text:style-name="T18"> </text:span><text:span text:style-name="T20">κάποιου </text:span><text:span text:style-name="T18">σπιτιού.</text:span></text:p>
      <text:p text:style-name="P2"/>
      <text:p text:style-name="P4"/>
      <text:p text:style-name="P2"><text:span text:style-name="T27">Ποιες είναι οι διαφορές μεταξύ των </text:span><text:span text:style-name="T28">διαφόρων</text:span><text:span text:style-name="T27"> ειδών αναζήτησης;</text:span></text:p>
      <text:p text:style-name="P1">Η “Αναζήτηση συγκατοίκων” <text:span text:style-name="T29">εντοπίζει</text:span> συγκατοίκους <text:span text:style-name="T29">οι οποίοι</text:span> πληρούν τα επιθυμητά κριτήρια. Η “Αναζήτηση σπιτιών” <text:span text:style-name="T29">εντοπίζει</text:span> σπίτια <text:span text:style-name="T29">τα οποία </text:span>πληρούν τα επιλεγμένα κριτήρια <text:span text:style-name="T30">σπιτιού</text:span> <text:span text:style-name="T1">και </text:span><text:span text:style-name="T31">οι διαμένοντες </text:span>των <text:span text:style-name="T29">οποίων </text:span>πληρούν τα επιλεγμένα κριτήρια συγκατοίκων.</text:p>
      <text:p text:style-name="P2"/>
      <text:p text:style-name="P2"/>
      <text:p text:style-name="P2">Τι κάνει το <text:span text:style-name="T1">πλήκτρο</text:span> “αποθήκευση” στις αναζητήσεις;</text:p>
      <text:p text:style-name="P2">Αποθηκεύει <text:span text:style-name="T1">στο προφίλ σας</text:span> τα κριτήρια αναζήτησης που <text:span text:style-name="T1">έχετε ορίσει</text:span>.</text:p>
      <text:p text:style-name="P2"/>
      <text:p text:style-name="P2"/>
      <text:p text:style-name="P2">Π<text:span text:style-name="T2">ώ</text:span>ς μπορώ να αναζητήσω συγκατοίκους βάσ<text:span text:style-name="T32">ει</text:span> <text:span text:style-name="T32">των προτιμήσεών μου</text:span>;</text:p>
      <text:p text:style-name="P2">Στην “Αναζήτηση συγκατοίκων” <text:span text:style-name="T32">ή</text:span> στην “Αναζήτηση σπιτιών”, <text:span text:style-name="T32">ενεργοποιείτε </text:span>το <text:span text:style-name="T32">πλήκτρο</text:span> “<text:span text:style-name="T14">αναζήτηση βάσει προτιμήσεων</text:span>”.</text:p>
      <text:p text:style-name="P2"/>
      <text:p text:style-name="P2"><text:soft-page-break/></text:p>
      <text:p text:style-name="P2">Π<text:span text:style-name="T2">ώ</text:span>ς μπορώ να <text:span text:style-name="T33">τροποποιήσω </text:span>τις προτιμήσεις <text:span text:style-name="T32">εύρεσης </text:span>συγκατοίκων;</text:p>
      <text:p text:style-name="P2">Οι προτιμήσεις συγκατοίκων μπορούν να αλλάξουν είτε <text:span text:style-name="T32">μέσω της </text:span>επεξεργασία<text:span text:style-name="T32">ς</text:span> του προφίλ <text:span text:style-name="T2">σας</text:span>, είτε μ<text:span text:style-name="T32">έσω της </text:span>αποθήκευση<text:span text:style-name="T32">ς</text:span> κριτηρίων αναζήτησης.</text:p>
      <text:p text:style-name="P2"/>
      <text:p text:style-name="P2"/>
      <text:p text:style-name="P5">Τι περιέχει το δημόσιο RSS feed;</text:p>
      <text:p text:style-name="P2">Το δημόσιο RSS feed <text:span text:style-name="T2">ανακοινώνει</text:span> όλα τα νέα σπίτια που <text:span text:style-name="T2">καταχωρούνται </text:span>στο σύστημα. <text:span text:style-name="T32">Παραλήπτης του </text:span>μπορεί να <text:span text:style-name="T32">είναι </text:span>οποιοσδήποτε, είτε εγγεγραμμένος <text:span text:style-name="T32">του συστήματος είτε </text:span>όχι. <text:span text:style-name="T32">Προκειμένου </text:span>να <text:span text:style-name="T2">λαμβάνετε</text:span> το <text:span text:style-name="T32">δημόσιο </text:span>RSS, <text:span text:style-name="T32">κάντε </text:span>κλικ στο <text:span text:style-name="T32">πλήκτρο του </text:span>RSS στο πάνω δεξι<text:span text:style-name="T32">ό</text:span> μέρος της ιστοσελίδας.</text:p>
      <text:p text:style-name="P2"/>
      <text:p text:style-name="P2"/>
      <text:p text:style-name="P2">Τι περιέχει το προσωποποιημένο RSS feed;</text:p>
      <text:p text:style-name="P1"><text:span text:style-name="T1">Το προσωποποιημένο RSS feed περιέχει τα νέα σπίτια που </text:span><text:span text:style-name="T2">καταχωρούνται </text:span><text:span text:style-name="T1">στο σύστημα και </text:span><text:span text:style-name="T3">τα οποία </text:span><text:span text:style-name="T1">πληρούν τ</text:span><text:span text:style-name="T2">ι</text:span><text:span text:style-name="T1">ς προτιμήσεις </text:span><text:span text:style-name="T2">σας</text:span><text:span text:style-name="T1">, όπως αυτές </text:span><text:span text:style-name="T2">έχουν οριστεί </text:span><text:span text:style-name="T1">στο προφίλ </text:span><text:span text:style-name="T2">σας</text:span><text:span text:style-name="T1">. Το RSS αυτό μπορούν να το </text:span><text:span text:style-name="T3">λαμβάνουν </text:span><text:span text:style-name="T1">μόνο όσοι είναι εγγεγραμμένοι στην υπηρεσία, κάνοντας κλικ στο κουμπί RSS στο προφίλ του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l" fo:country="G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4T14:36:06</meta:creation-date>
    <dc:date>2011-11-01T14:49:22</dc:date>
    <meta:editing-duration>PT03H45M55S</meta:editing-duration>
    <meta:editing-cycles>12</meta:editing-cycles>
    <meta:generator>OpenOffice.org/3.2$Linux OpenOffice.org_project/320m19$Build-9505</meta:generator>
    <meta:document-statistic meta:table-count="0" meta:image-count="0" meta:object-count="0" meta:page-count="2" meta:paragraph-count="29" meta:word-count="499" meta:character-count="3412"/>
    <dc:creator>theo13th </dc:creator>
  </office:meta>
</office:document-meta>
</file>